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4397918" text:style-name="L2">
        <text:list-item>
          <text:p text:style-name="P1">Prefixes</text:p>
          <text:list>
            <text:list-item>
              <text:p text:style-name="P1">Details</text:p>
              <text:list>
                <text:list-item>
                  <text:p text:style-name="P1">Could be as between 1 and 4 bytes. Groups can be in any order.</text:p>
                </text:list-item>
              </text:list>
            </text:list-item>
            <text:list-item>
              <text:p text:style-name="P1">Group 1</text:p>
              <text:list>
                <text:list-item>
                  <text:p text:style-name="P1">0xF0</text:p>
                  <text:list>
                    <text:list-item>
                      <text:p text:style-name="P1">LOCK</text:p>
                    </text:list-item>
                  </text:list>
                </text:list-item>
                <text:list-item>
                  <text:p text:style-name="P1">0xF2</text:p>
                  <text:list>
                    <text:list-item>
                      <text:p text:style-name="P1">REPNE</text:p>
                    </text:list-item>
                    <text:list-item>
                      <text:p text:style-name="P1">REPNZ</text:p>
                    </text:list-item>
                  </text:list>
                </text:list-item>
                <text:list-item>
                  <text:p text:style-name="P1">0xF3</text:p>
                  <text:list>
                    <text:list-item>
                      <text:p text:style-name="P1">REP</text:p>
                    </text:list-item>
                    <text:list-item>
                      <text:p text:style-name="P1">REPE</text:p>
                    </text:list-item>
                    <text:list-item>
                      <text:p text:style-name="P1">REPZ</text:p>
                    </text:list-item>
                  </text:list>
                </text:list-item>
              </text:list>
            </text:list-item>
            <text:list-item>
              <text:p text:style-name="P1">Group 2</text:p>
              <text:list>
                <text:list-item>
                  <text:p text:style-name="P1">0x2E</text:p>
                  <text:list>
                    <text:list-item>
                      <text:p text:style-name="P1">CS segment override</text:p>
                    </text:list-item>
                  </text:list>
                </text:list-item>
                <text:list-item>
                  <text:p text:style-name="P1">0x36</text:p>
                  <text:list>
                    <text:list-item>
                      <text:p text:style-name="P1">SS segment override</text:p>
                    </text:list-item>
                  </text:list>
                </text:list-item>
                <text:list-item>
                  <text:p text:style-name="P1">0x3E</text:p>
                  <text:list>
                    <text:list-item>
                      <text:p text:style-name="P1">DS segment override</text:p>
                    </text:list-item>
                  </text:list>
                </text:list-item>
                <text:list-item>
                  <text:p text:style-name="P1">0x26</text:p>
                  <text:list>
                    <text:list-item>
                      <text:p text:style-name="P1">ES segment override</text:p>
                    </text:list-item>
                  </text:list>
                </text:list-item>
                <text:list-item>
                  <text:p text:style-name="P1">0x64</text:p>
                  <text:list>
                    <text:list-item>
                      <text:p text:style-name="P1">FS segment override</text:p>
                    </text:list-item>
                  </text:list>
                </text:list-item>
                <text:list-item>
                  <text:p text:style-name="P1">0x65</text:p>
                  <text:list>
                    <text:list-item>
                      <text:p text:style-name="P1">GS segment override</text:p>
                    </text:list-item>
                  </text:list>
                </text:list-item>
                <text:list-item>
                  <text:p text:style-name="P1">0x2E</text:p>
                  <text:list>
                    <text:list-item>
                      <text:p text:style-name="P1">Branch not taken</text:p>
                    </text:list-item>
                  </text:list>
                </text:list-item>
                <text:list-item>
                  <text:p text:style-name="P1">0x3E</text:p>
                  <text:list>
                    <text:list-item>
                      <text:p text:style-name="P1">Branch taken</text:p>
                    </text:list-item>
                  </text:list>
                </text:list-item>
              </text:list>
            </text:list-item>
            <text:list-item>
              <text:p text:style-name="P1">Group 3</text:p>
              <text:list>
                <text:list-item>
                  <text:p text:style-name="P1">0x66</text:p>
                  <text:list>
                    <text:list-item>
                      <text:p text:style-name="P1">Operand-size override</text:p>
                    </text:list-item>
                    <text:list-item>
                      <text:p text:style-name="P1">Also mandatory for some instructions</text:p>
                    </text:list-item>
                  </text:list>
                </text:list-item>
              </text:list>
            </text:list-item>
            <text:list-item>
              <text:p text:style-name="P1">Group 4</text:p>
              <text:list>
                <text:list-item>
                  <text:p text:style-name="P1">0x67</text:p>
                  <text:list>
                    <text:list-item>
                      <text:p text:style-name="P1">Address-size overrid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Opcodes</text:p>
          <text:list>
            <text:list-item>
              <text:p text:style-name="P1">Details</text:p>
              <text:list>
                <text:list-item>
                  <text:p text:style-name="P1">Could be 1, 2, or 3 bytes long.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4T19:58:12</meta:creation-date>
    <meta:generator>OpenOffice.org/3.0$Unix OpenOffice.org_project/300m15$Build-9379</meta:generator>
    <dc:date>2009-07-15T00:05:03</dc:date>
    <meta:editing-duration>PT04H06M53S</meta:editing-duration>
    <meta:editing-cycles>25</meta:editing-cycles>
    <meta:document-statistic meta:table-count="0" meta:image-count="0" meta:object-count="0" meta:page-count="1" meta:paragraph-count="40" meta:word-count="125" meta:character-count="487"/>
    <meta:user-defined meta:name="Info 1"/>
    <meta:user-defined meta:name="Info 2"/>
    <meta:user-defined meta:name="Info 3"/>
    <meta:user-defined meta:name="Info 4"/>
  </office:meta>
</office:document-meta>
</file>